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4586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2">
      <style:table-cell-properties fo:background-color="#004586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# Threads</text:p>
          </table:table-cell>
          <table:table-cell table:style-name="ce1" office:value-type="string" calcext:value-type="string">
            <text:p>Run #</text:p>
          </table:table-cell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3621.721391" calcext:value-type="float">
            <text:p>153621.721391</text:p>
          </table:table-cell>
          <table:table-cell table:formula="of:=AVERAGE([.C2:.C4])" office:value-type="float" office:value="151777.266730667" calcext:value-type="float">
            <text:p>151777.2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0034.900306" calcext:value-type="float">
            <text:p>150034.900306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1675.178495" calcext:value-type="float">
            <text:p>151675.178495</text:p>
          </table:table-cell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497.018444" calcext:value-type="float">
            <text:p>128497.018444</text:p>
          </table:table-cell>
          <table:table-cell table:formula="of:=AVERAGE([.C6:.C8])" office:value-type="float" office:value="127493.987098" calcext:value-type="float">
            <text:p>127493.9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27321.759045" calcext:value-type="float">
            <text:p>127321.759045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26663.183805" calcext:value-type="float">
            <text:p>126663.183805</text:p>
          </table:table-cell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2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1351.620563" calcext:value-type="float">
            <text:p>121351.620563</text:p>
          </table:table-cell>
          <table:table-cell table:formula="of:=AVERAGE([.C10:.C12])" office:value-type="float" office:value="119942.433654333" calcext:value-type="float">
            <text:p>119942.4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8574.165683" calcext:value-type="float">
            <text:p>118574.165683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9901.514717" calcext:value-type="float">
            <text:p>119901.514717</text:p>
          </table:table-cell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2"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3223.978124" calcext:value-type="float">
            <text:p>113223.978124</text:p>
          </table:table-cell>
          <table:table-cell table:formula="of:=AVERAGE([.C14:.C16])" office:value-type="float" office:value="115137.987254333" calcext:value-type="float">
            <text:p>115137.9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4146.81637" calcext:value-type="float">
            <text:p>114146.81637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8043.167269" calcext:value-type="float">
            <text:p>118043.167269</text:p>
          </table:table-cell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2" office:value-type="float" office:value="16" calcext:value-type="float" table:number-columns-spanned="1" table:number-rows-spanned="4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6564.697862" calcext:value-type="float">
            <text:p>116564.697862</text:p>
          </table:table-cell>
          <table:table-cell table:formula="of:=AVERAGE([.C18:.C20])" office:value-type="float" office:value="115697.255394" calcext:value-type="float">
            <text:p>115697.2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5354.973984" calcext:value-type="float">
            <text:p>115354.973984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5172.094336" calcext:value-type="float">
            <text:p>115172.094336</text:p>
          </table:table-cell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2" office:value-type="float" office:value="32" calcext:value-type="float" table:number-columns-spanned="1" table:number-rows-spanned="4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6057.315031" calcext:value-type="float">
            <text:p>116057.315031</text:p>
          </table:table-cell>
          <table:table-cell table:formula="of:=AVERAGE([.C22:.C24])" office:value-type="float" office:value="116770.167322667" calcext:value-type="float">
            <text:p>116770.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7570.305076" calcext:value-type="float">
            <text:p>117570.305076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6682.881861" calcext:value-type="float">
            <text:p>116682.881861</text:p>
          </table:table-cell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2" office:value-type="float" office:value="64" calcext:value-type="float" table:number-columns-spanned="1" table:number-rows-spanned="4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3510.041752" calcext:value-type="float">
            <text:p>123510.041752</text:p>
          </table:table-cell>
          <table:table-cell table:formula="of:=AVERAGE([.C26:.C28])" office:value-type="float" office:value="120978.540084333" calcext:value-type="float">
            <text:p>120978.5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20779.353488" calcext:value-type="float">
            <text:p>120779.353488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8646.225013" calcext:value-type="float">
            <text:p>118646.225013</text:p>
          </table:table-cell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3:38:25.632650924</meta:creation-date>
    <dc:date>2019-11-04T16:06:46.135982592</dc:date>
    <meta:editing-duration>PT29M21S</meta:editing-duration>
    <meta:editing-cycles>6</meta:editing-cycles>
    <meta:generator>LibreOffice/6.0.7.3$Linux_X86_64 LibreOffice_project/00m0$Build-3</meta:generator>
    <meta:document-statistic meta:table-count="1" meta:cell-count="60" meta:object-count="0"/>
  </office:meta>
</office:document-meta>
</file>